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SCCujEJlJKm3NiaitqI2ugijXu1RYX2VLvq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7:45:13.660311211</meta:creation-date>
    <dc:date>2021-12-23T17:45:37.912903849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